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fo:min-height="2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 fo:font-size="48pt" style:font-size-asian="48pt" style:font-size-complex="48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0cm" svg:y="-0.5cm" presentation:class="title" presentation:user-transformed="true">
          <draw:text-box>
            <text:p text:style-name="P1"><text:span text:style-name="T1">Ref.: Światłem</text:span><text:span text:style-name="T1"><text:line-break/></text:span><text:span text:style-name="T1">i 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1. Pan moim światłem</text:span><text:span text:style-name="T1"><text:line-break/></text:span><text:span text:style-name="T1">i zbawieniem moim,</text:span><text:span text:style-name="T1"><text:line-break/></text:span><text:span text:style-name="T1">kogo miałbym się lękać?</text:span><text:span text:style-name="T1"><text:line-break/></text:span><text:span text:style-name="T1">Pan obrońcą mego życia,</text:span><text:span text:style-name="T1"><text:line-break/></text:span><text:span text:style-name="T1">Przed kim</text:span><text:span text:style-name="T1"><text:line-break/></text:span><text:span text:style-name="T1">miałbym czuć trwogę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0cm" svg:y="-0.5cm" presentation:class="title" presentation:user-transformed="true">
          <draw:text-box>
            <text:p text:style-name="P1"><text:span text:style-name="T1">Ref.: Światłem</text:span><text:span text:style-name="T1"><text:line-break/></text:span><text:span text:style-name="T1">i 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2. Nawet gdy wrogowie</text:span><text:span text:style-name="T1"><text:line-break/></text:span><text:span text:style-name="T1">staną przeciw mnie obozem,</text:span><text:span text:style-name="T1"><text:line-break/></text:span><text:span text:style-name="T1">Moje serce</text:span><text:span text:style-name="T1"><text:line-break/></text:span><text:span text:style-name="T1">nie poczuje strachu.</text:span><text:span text:style-name="T1"><text:line-break/></text:span><text:span text:style-name="T1">Choćby napadnięto</text:span><text:span text:style-name="T1"><text:line-break/></text:span><text:span text:style-name="T1">mnie zbrojnie,</text:span><text:span text:style-name="T1"><text:line-break/></text:span><text:span text:style-name="T1">Nawet ufność</text:span><text:span text:style-name="T1"><text:line-break/></text:span><text:span text:style-name="T1">wtedy swą zachowa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0cm" svg:y="-0.5cm" presentation:class="title" presentation:user-transformed="true">
          <draw:text-box>
            <text:p text:style-name="P1"><text:span text:style-name="T1">Ref.: Światłem</text:span><text:span text:style-name="T1"><text:line-break/></text:span><text:span text:style-name="T1">i 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3. O jedno tylko Pana proszę</text:span><text:span text:style-name="T1"><text:line-break/></text:span><text:span text:style-name="T1">i oto zabiegam,</text:span><text:span text:style-name="T1"><text:line-break/></text:span><text:span text:style-name="T1">Żebym mógł zawsze</text:span><text:span text:style-name="T1"><text:line-break/></text:span><text:span text:style-name="T1">przebywać w Jego domu</text:span><text:span text:style-name="T1"><text:line-break/></text:span><text:span text:style-name="T1">Abym kosztował</text:span><text:span text:style-name="T1"><text:line-break/></text:span><text:span text:style-name="T1">słodyczy Pana,</text:span><text:span text:style-name="T1"><text:line-break/></text:span><text:span text:style-name="T1">Stale się radował</text:span><text:span text:style-name="T1"><text:line-break/></text:span><text:span text:style-name="T1">Jego świątyni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0cm" svg:y="-0.5cm" presentation:class="title" presentation:user-transformed="true">
          <draw:text-box>
            <text:p text:style-name="P1"><text:span text:style-name="T1">Ref.: Światłem</text:span><text:span text:style-name="T1"><text:line-break/></text:span><text:span text:style-name="T1">i 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4. W namiocie swoim</text:span><text:span text:style-name="T1"><text:line-break/></text:span><text:span text:style-name="T1">mnie ukryje</text:span><text:span text:style-name="T1"><text:line-break/></text:span><text:span text:style-name="T1">W chwili nieszczęścia,</text:span><text:span text:style-name="T1"><text:line-break/></text:span><text:span text:style-name="T1">Schowa w głębi przybytku,</text:span><text:span text:style-name="T1"><text:line-break/></text:span><text:span text:style-name="T1">Na skałę mnie wydźwig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0cm" svg:y="-0.5cm" presentation:class="title" presentation:user-transformed="true">
          <draw:text-box>
            <text:p text:style-name="P1"><text:span text:style-name="T1">Ref.: Światłem</text:span><text:span text:style-name="T1"><text:line-break/></text:span><text:span text:style-name="T1">i 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0cm" svg:y="-0.5cm" presentation:class="title" presentation:user-transformed="true">
          <draw:text-box>
            <text:p text:style-name="P1"><text:span text:style-name="T1">5. Teraz wysoko</text:span><text:span text:style-name="T1"><text:line-break/></text:span><text:span text:style-name="T1">podnoszę głowę</text:span><text:span text:style-name="T1"><text:line-break/></text:span><text:span text:style-name="T1">nad nieprzyjaciół,</text:span><text:span text:style-name="T1"><text:line-break/></text:span><text:span text:style-name="T1">Którzy mnie osaczają.</text:span><text:span text:style-name="T1"><text:line-break/></text:span><text:span text:style-name="T1">Złoże w Jego przybytku</text:span><text:span text:style-name="T1"><text:line-break/></text:span><text:span text:style-name="T1">radosne ofiary,</text:span><text:span text:style-name="T1"><text:line-break/></text:span><text:span text:style-name="T1">Zaśpiewam</text:span><text:span text:style-name="T1"><text:line-break/></text:span><text:span text:style-name="T1">i zagram psalm Pan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0cm" svg:y="-0.5cm" presentation:class="title" presentation:user-transformed="true">
          <draw:text-box>
            <text:p text:style-name="P1"><text:span text:style-name="T1">Ref.: Światłem</text:span><text:span text:style-name="T1"><text:line-break/></text:span><text:span text:style-name="T1">i 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6. Usłysz, Panie</text:span><text:span text:style-name="T1"><text:line-break/></text:span><text:span text:style-name="T1">kiedy głośno wołam,</text:span><text:span text:style-name="T1"><text:line-break/></text:span><text:span text:style-name="T1">Zmiłuj się nade mną</text:span><text:span text:style-name="T1"><text:line-break/></text:span><text:span text:style-name="T1">i mnie wysłuchaj.</text:span><text:span text:style-name="T1"><text:line-break/></text:span><text:span text:style-name="T1">O Tobie mówi serce moje:</text:span><text:span text:style-name="T1"><text:line-break/></text:span><text:span text:style-name="T1">„Szukaj Jego oblicza!”</text:span><text:span text:style-name="T1"><text:line-break/></text:span><text:span text:style-name="T1">Będę szukał</text:span><text:span text:style-name="T1"><text:line-break/></text:span><text:span text:style-name="T1">oblicza Twego Pa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0cm" svg:y="-0.5cm" presentation:class="title" presentation:user-transformed="true">
          <draw:text-box>
            <text:p text:style-name="P1"><text:span text:style-name="T1">Ref.: Światłem</text:span><text:span text:style-name="T1"><text:line-break/></text:span><text:span text:style-name="T1">i 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7. Ty jesteś moją pomocą,</text:span><text:span text:style-name="T1"><text:line-break/></text:span><text:span text:style-name="T1">więc mnie nie odrzucaj</text:span><text:span text:style-name="T1"><text:line-break/></text:span><text:span text:style-name="T1">I nie opuszczaj mnie,</text:span><text:span text:style-name="T1"><text:line-break/></text:span><text:span text:style-name="T1">Boże, mój Zbawco.</text:span><text:span text:style-name="T1"><text:line-break/></text:span><text:span text:style-name="T1">Choćby mnie opuścili</text:span><text:span text:style-name="T1"><text:line-break/></text:span><text:span text:style-name="T1">ojciec mój i matka,</text:span><text:span text:style-name="T1"><text:line-break/></text:span><text:span text:style-name="T1">To jednak Pan</text:span><text:span text:style-name="T1"><text:line-break/></text:span><text:span text:style-name="T1">mnie przygar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0cm" svg:y="-0.5cm" presentation:class="title" presentation:user-transformed="true">
          <draw:text-box>
            <text:p text:style-name="P1"><text:span text:style-name="T1">Ref.: Światłem</text:span><text:span text:style-name="T1"><text:line-break/></text:span><text:span text:style-name="T1">i 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8. Wierzę, że będę</text:span><text:span text:style-name="T1"><text:line-break/></text:span><text:span text:style-name="T1">oglądał dobra Pana</text:span><text:span text:style-name="T1"><text:line-break/></text:span><text:span text:style-name="T1">W krainie żyjących.</text:span><text:span text:style-name="T1"><text:line-break/></text:span><text:span text:style-name="T1">Oczekuj Pana, bądź mężny,</text:span><text:span text:style-name="T1"><text:line-break/></text:span><text:span text:style-name="T1">Nabierz odwagi</text:span><text:span text:style-name="T1"><text:line-break/></text:span><text:span text:style-name="T1">i oczekuj Pa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0cm" svg:y="-0.5cm" presentation:class="title" presentation:user-transformed="true">
          <draw:text-box>
            <text:p text:style-name="P1"><text:span text:style-name="T1">Ref.: Światłem</text:span><text:span text:style-name="T1"><text:line-break/></text:span><text:span text:style-name="T1">i 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date>2016-02-01T19:40:09.41</dc:date>
    <meta:editing-cycles>13</meta:editing-cycles>
    <meta:editing-duration>PT2H21M40S</meta:editing-duration>
    <dc:creator>Woda Życia</dc:creator>
    <meta:document-statistic meta:object-count="72"/>
    <meta:user-defined meta:name="Informacja 1"/>
    <meta:user-defined meta:name="Informacja 2"/>
    <meta:user-defined meta:name="Informacja 3"/>
    <meta:user-defined meta:name="Informacja 4"/>
  </office:meta>
</office:document-meta>
</file>